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rde Red Hand of  doom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Gruppo PG si chiama Rumbling Stone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Nome Untà</text:p>
          </table:table-cell>
          <table:table-cell table:style-name="ce1" office:value-type="string" calcext:value-type="string">
            <text:p>Livello Unità</text:p>
          </table:table-cell>
          <table:table-cell table:style-name="ce1" office:value-type="string" calcext:value-type="string">
            <text:p>#Unità Iniziali</text:p>
          </table:table-cell>
          <table:table-cell table:style-name="ce1" office:value-type="string" calcext:value-type="string">
            <text:p>Perdite</text:p>
          </table:table-cell>
          <table:table-cell office:value-type="string" calcext:value-type="string">
            <text:p>#Unita Correnti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2" table:number-rows-repeated="33">
          <table:table-cell table:number-columns-repeated="5"/>
        </table:table-row>
        <table:table-row table:style-name="ro2">
          <table:table-cell office:value-type="string" calcext:value-type="string">
            <text:p>Tutti +2 livello</text:p>
          </table:table-cell>
          <table:table-cell table:number-columns-repeated="4"/>
        </table:table-row>
        <table:table-row table:style-name="ro3">
          <table:table-cell table:style-name="ce2"/>
          <table:table-cell table:number-columns-repeated="4"/>
        </table:table-row>
        <table:table-row table:style-name="ro4">
          <table:table-cell table:style-name="ce3" office:value-type="string" calcext:value-type="string">
            <text:p>Orda iniziale totale 3.848 <text:s/>da aggiornare (liv5)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<text:span text:style-name="T1">Traghetto</text:span> di Drellin (Grande Paese) max 3000 mo [5000 per la fiera]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Rethmar (Brindol – Grande Città 40000mo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ChannathGate (Dennovar – Grande Città 40000mo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Rifugi di Hammerfist(Piccola Città 15000mo) + avere l’appoggio dei nani per Fabio + come scudo di quercia – quest per liberare le miniere di mitrhal dai drow / drider comandati da 1 beholder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Accampamento Tiri Kitor (Grande Paese 3000mo) + 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Terrelton (Grande paese 3000mo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Fosso di Nimon (Villaggio 200mo 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Talar (piccolo paese)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Guado delle streghe (grande paese 3000 mo ) - circolo di druidi che sono nel bosco dele streghe (custodi di Eth) + per Marta come l’ultima marcia degli ent <text:s/>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 office:value-type="string" calcext:value-type="string">
            <text:p>le arriva un messaggio da un animale quando sono vicino a Talar in duidico per recarsida sola <text:s/>al circolo (con la capa degli elfi druida Tiri Kitor) </text:p>
          </table:table-cell>
        </table:table-row>
        <table:table-row table:style-name="ro4">
          <table:table-cell table:number-columns-repeated="4"/>
          <table:table-cell table:style-name="ce3" office:value-type="string" calcext:value-type="string">
            <text:p>Convincere il circolo che <text:s/>l’orda porterà non solo distruzione ma minerà ‘equilibrio nella regione devono portare prova della distruzione e che abbattono gli alberi (per costruire macchine di assedio ed alimentare le forg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Bitstream Vera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7:58:29.942097977</meta:creation-date>
    <dc:date>2022-05-01T19:17:32.810788666</dc:date>
    <meta:editing-duration>PT6M42S</meta:editing-duration>
    <meta:editing-cycles>2</meta:editing-cycles>
    <meta:generator>LibreOffice/7.0.4.2$Linux_X86_64 LibreOffice_project/00$Build-2</meta:generator>
    <meta:document-statistic meta:table-count="1" meta:cell-count="19" meta:object-count="0"/>
  </office:meta>
</office:document-meta>
</file>